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text-properties style:font-name="Times New Roman" fo:font-size="13pt" style:font-size-asian="13pt" style:font-size-complex="13pt"/>
    </style:style>
    <style:style style:name="P2" style:family="paragraph" style:parent-style-name="Standard">
      <style:text-properties style:font-name="Times New Roman" fo:font-size="13pt" style:font-size-asian="13pt" style:font-size-complex="13pt"/>
    </style:style>
    <style:style style:name="P3" style:family="paragraph" style:parent-style-name="Text_20_body">
      <style:text-properties style:font-name="Times New Roman" fo:font-size="13pt" style:font-size-asian="13pt" style:font-size-complex="13pt"/>
    </style:style>
    <style:style style:name="P4" style:family="paragraph" style:parent-style-name="Text_20_body">
      <style:paragraph-properties fo:text-align="justify" style:justify-single-word="false"/>
      <style:text-properties style:font-name="Times New Roman" fo:font-size="13pt" style:font-size-asian="13pt" style:font-size-complex="13pt"/>
    </style:style>
    <style:style style:name="P5" style:family="paragraph" style:parent-style-name="Text_20_body" style:list-style-name="L1">
      <style:text-properties style:font-name="Times New Roman" fo:font-size="13pt" style:font-size-asian="13pt" style:font-size-complex="13pt"/>
    </style:style>
    <style:style style:name="P6" style:family="paragraph" style:parent-style-name="Text_20_body">
      <style:paragraph-properties fo:text-align="start" style:justify-single-word="false"/>
      <style:text-properties style:font-name="Times New Roman" fo:font-size="13pt" style:font-size-asian="13pt" style:font-size-complex="13pt"/>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text-properties style:font-name="Times New Roman" fo:font-size="13pt" style:font-size-asian="13pt" style:font-size-complex="13pt"/>
    </style:style>
    <style:style style:name="T1" style:family="text">
      <style:text-properties style:font-name="Times New Roman" fo:font-size="13pt" style:font-size-asian="13pt" style:font-size-complex="13pt"/>
    </style:style>
    <style:style style:name="T2" style:family="text">
      <style:text-properties fo:background-color="#66ff99" loext:char-shading-value="0"/>
    </style:style>
    <style:style style:name="T3" style:family="text">
      <style:text-properties fo:background-color="#66ff99" loext:char-shading-value="0"/>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alizar una Web que presente en una única página todas los apartados que se piden en el ejercicio, de forma que puedan validarse de forma independiente y sin necesidad de realizar recargas de la página para su ejecución. Esta página contendrá un menú desde el que accederemos (mediante desplazamiento vertical) a cada una de las opciones y en estas habrá un enlace que nos permita volver al principio (menú).</text:p>
      <text:p text:style-name="P4"/>
      <text:section text:style-name="Sect1" text:name="intro">
        <text:p text:style-name="P4">Se debe separar el código HTML del código JS y la forma de realizar la ejecución de los apartados será a través de funciones que serán llamadas desde los eventos clic de los diferentes apartados. Por lo tanto, será necesario incluir botones que respondan a acciones determinadas.</text:p>
        <text:p text:style-name="P4">Validar correctamente la entrada de datos para evitar errores de formato/tipo o de límites/restricciones.</text:p>
        <text:h text:style-name="P1" text:outline-level="1"><text:line-break/>Cookies</text:h>
        <text:p text:style-name="P6"><text:span text:style-name="T3">1.- En los apuntes se plantea un ejercicio sobre cookies que será el punto de partida del ejercicio. Modifica el fichero de manera que consigas que escriba en la Web el contador de visitas a la web y la hora en la que se visitó la web por última vez.</text:span><text:line-break/><text:line-break/>2.- Crea una cookie que guarde el color favorito de un usuario. Solo se le solicitará al usuario el color la primera vez que acceda a la Web. Se cambiará el color de fondo de la página con el color favorito. Las siguientes visitas a la página establecerán el color de fondo en base al función del valor de la cookie.<text:line-break/><text:line-break/>3.- Las variables "max-age", "path" y "domain" son nombres especiales de variables que son reconocidas por un navegador para controlar diferentes aspectos. Investiga que significa cada una de esas variables y explica su significado y uso en el propio fichero.<text:line-break/><text:line-break/>4.- Debes conseguir que la cookie caduque en 1 minuto. Comprueba que caduca.</text:p>
        <text:p text:style-name="P4"><text:line-break/>5.- Añade un botón que lo que haga es eliminar la cookie del apartado 2. ¿Cómo comprobarías que se ha eliminado? (La respuesta ponla en el código como un comentario)</text:p>
        <text:h text:style-name="P1" text:outline-level="1"><text:line-break/>WebStorage</text:h>
        <text:list xml:id="list1238159129102462537" text:style-name="L1">
          <text:list-item>
            <text:p text:style-name="P7"><text:bookmark text:name="yui_3_17_2_2_1446764005388_296"/><text:span text:style-name="T1">Descarga el fichero </text:span><text:a xlink:type="simple" xlink:href="http://www.teaching-materials.org/storage/madlibs.html" text:style-name="Internet_20_link" text:visited-style-name="Visited_20_Internet_20_Link"><text:span text:style-name="T1">madlibs.html</text:span></text:a><text:span text:style-name="T1"> y ábrelo. Debería tener un formulario que genera frases con los valores introducidos. </text:span></text:p>
            <text:list>
              <text:list-item>
                <text:p text:style-name="P8">Modifica el javascript para que almacene las frases generadas en localStorage y las muestre en la página. Probablemente quieras almacenar todas las frases en una clave llamada  (“frases”), y simplemente añade el valor de esa clave cuando llega una frase nueva. </text:p>
              </text:list-item>
              <text:list-item>
                <text:p text:style-name="P8">Modifica el javascript de manera que recuerde cuando un usuario escribe en el formulario, así si se recarga la página mientras se cumplimenta el formulario, los campos que se había cumplimentados se cargarán automáticamente (ver evento keyup). </text:p>
              </text:list-item>
            </text:list>
          </text:list-item>
          <text:list-item>
            <text:p text:style-name="P8"><text:soft-page-break/>Añadir un botón "Me gusta" y un div con un mensaje de texto que muestre el contador de las veces que los usuarios han hecho click en el botón. Prueba a cerrar y a abrir el navegador de manera que se siga conservando el valor del contador de "Me gusta". Además prueba a abrir en una nueva pestaña la Web y ver el valor obtenido del contador, prueba a modificarlo. </text:p>
            <text:list>
              <text:list-item>
                <text:p text:style-name="P8">Sugerencia de presentación : sustituir el botón por un &lt;div&gt; con un &lt;a&gt; dentro y darle color al &lt;div&gt; </text:p>
              </text:list-item>
            </text:list>
          </text:list-item>
          <text:list-item>
            <text:p text:style-name="P8">Realizar una versión simplificada del juego "Ahora Caigo" de TV consistente en: </text:p>
            <text:list>
              <text:list-item>
                <text:p text:style-name="P8">que al usuario le aparecerá una pregunta por pantalla. También le aparecerá la respuesta y algunas letras estarán substituidas por asteriscos (por ejemplo, a la pregunta: "Archipiélago conocido como 'Las afortunadas'" se le presentaría una respuesta (que no es única, depende de tu criterio, a más *, mayor dificultad): I**AS **N*R*AS </text:p>
              </text:list-item>
              <text:list-item>
                <text:p text:style-name="P8">El contenido de los asteriscos será editable, o sea, seleccionando el área con el ratón se podrá escribir y eliminar el texto de ese área. </text:p>
              </text:list-item>
              <text:list-item>
                <text:p text:style-name="P8">Una vez esté completada la respuesta, se pinchará en el botón de “Comprobar”. El script comprobará si está la respuesta es correcta o no, avisando del resultado. </text:p>
              </text:list-item>
              <text:list-item>
                <text:p text:style-name="P7"><text:span text:style-name="T1">Este script irá guardando un histórico de todos los intentos, de forma que se mostrarán, en la misma pantalla, los textos que fueron enviados a comprobación. Para almacenar estos textos utilizaremos </text:span><text:span text:style-name="Strong_20_Emphasis"><text:span text:style-name="T1">localStorage</text:span></text:span><text:span text:style-name="T1">. Una vez terminado el script, deberemos hacer varias pruebas, unas poniendo bien la respuesta y otras fallando. </text:span></text:p>
              </text:list-item>
              <text:list-item>
                <text:p text:style-name="P8">Cuando tengamos el historial bastante lleno, cerraremos el navegador. Una vez cerrado lo volveremos a abrir y comprobaremos que se mantiene el historial. </text:p>
              </text:list-item>
              <text:list-item>
                <text:p text:style-name="P5">También se incorporará un botón de “Reiniciar” para eliminar nuestro historial. </text:p>
              </text:list-item>
            </text:list>
          </text:list-item>
        </text:list>
        <text:p text:style-name="P3">Mostrar a la profesora en el aula para su evaluación y subir los ficheros.</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M28S</meta:editing-duration>
    <meta:editing-cycles>4</meta:editing-cycles>
    <meta:generator>LibreOffice/5.2.1.2$Windows_x86 LibreOffice_project/31dd62db80d4e60af04904455ec9c9219178d620</meta:generator>
    <dc:date>2016-10-24T15:31:39.059000000</dc:date>
    <meta:document-statistic meta:table-count="0" meta:image-count="0" meta:object-count="0" meta:page-count="2" meta:paragraph-count="20" meta:word-count="734" meta:character-count="4337" meta:non-whitespace-character-count="3616"/>
    <meta:user-defined meta:name="Info 1"/>
    <meta:user-defined meta:name="Info 2"/>
    <meta:user-defined meta:name="Info 3"/>
    <meta:user-defined meta:name="Info 4"/>
  </office:meta>
</office:document-meta>
</file>